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9209in"/>
    </style:style>
    <style:style style:name="co3" style:family="table-column">
      <style:table-column-properties fo:break-before="auto" style:column-width="2.3264in"/>
    </style:style>
    <style:style style:name="co4" style:family="table-column">
      <style:table-column-properties fo:break-before="auto" style:column-width="1.758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Se fundó la nueva ciudad</text:p>
          </table:table-cell>
          <table:table-cell table:number-columns-repeated="4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Alcanza mayor crecimiento económico</text:p>
          </table:table-cell>
          <table:table-cell table:style-name="ce2" office:value-type="string" calcext:value-type="string">
            <text:p>Periodico de 1951</text:p>
          </table:table-cell>
          <table:table-cell table:number-columns-repeated="3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crisis económica nacional</text:p>
          </table:table-cell>
          <table:table-cell office:value-type="string" calcext:value-type="string">
            <text:p>Diario personal</text:p>
          </table:table-cell>
          <table:table-cell table:number-columns-repeated="3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gobierno da permisos a fábricas de plástico</text:p>
          </table:table-cell>
          <table:table-cell office:value-type="string" calcext:value-type="string">
            <text:p>Se Busca paper.</text:p>
          </table:table-cell>
          <table:table-cell office:value-type="string" calcext:value-type="string">
            <text:p>Carta a inquilino</text:p>
          </table:table-cell>
          <table:table-cell office:value-type="string" calcext:value-type="string">
            <text:p>Poster de Plástico</text:p>
          </table:table-cell>
          <table:table-cell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nivel de vida decae</text:p>
          </table:table-cell>
          <table:table-cell office:value-type="string" calcext:value-type="string">
            <text:p>Carta a inquilino</text:p>
          </table:table-cell>
          <table:table-cell table:number-columns-repeated="3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tasa inmigratoria crece en la ciduad</text:p>
          </table:table-cell>
          <table:table-cell office:value-type="string" calcext:value-type="string">
            <text:p>Pieza de artículo de revista</text:p>
          </table:table-cell>
          <table:table-cell table:number-columns-repeated="3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fábricas comienzan a tener problemas</text:p>
          </table:table-cell>
          <table:table-cell office:value-type="string" calcext:value-type="string">
            <text:p>Periodico de 1975</text:p>
          </table:table-cell>
          <table:table-cell table:style-name="ce2" office:value-type="string" calcext:value-type="string">
            <text:p>Factory Fax 1976</text:p>
          </table:table-cell>
          <table:table-cell table:number-columns-repeated="2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eleva la taza de crimen de manera exponencial</text:p>
          </table:table-cell>
          <table:table-cell office:value-type="string" calcext:value-type="string">
            <text:p>Diario personal</text:p>
          </table:table-cell>
          <table:table-cell table:number-columns-repeated="3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Se convierte en una de las ciudades con mayor pobreza y delincuencia</text:p>
          </table:table-cell>
          <table:table-cell office:value-type="string" calcext:value-type="string">
            <text:p>Periodico de 1983</text:p>
          </table:table-cell>
          <table:table-cell table:number-columns-repeated="3"/>
        </table:table-row>
        <table:table-row table:style-name="ro1" table:number-rows-repeated="12">
          <table:table-cell table:number-columns-repeated="6"/>
        </table:table-row>
        <table:table-row table:style-name="ro1">
          <table:table-cell table:number-columns-repeated="5"/>
          <table:table-cell table:style-name="ce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48.39</meta:creation-date>
    <meta:editing-duration>PT30M31S</meta:editing-duration>
    <meta:editing-cycles>8</meta:editing-cycles>
    <meta:generator>LibreOffice/7.3.7.2$Linux_X86_64 LibreOffice_project/30$Build-2</meta:generator>
    <dc:date>2023-12-14T22:20:10.213669285</dc:date>
    <meta:document-statistic meta:table-count="3" meta:cell-count="29" meta:object-count="0"/>
    <meta:user-defined meta:name="Info 1"/>
    <meta:user-defined meta:name="Info 2"/>
    <meta:user-defined meta:name="Info 3"/>
    <meta:user-defined meta:name="Info 4"/>
  </office:meta>
</office:document-meta>
</file>